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language="bg" fo:country="BG" officeooo:paragraph-rsid="0012da2a"/>
    </style:style>
    <style:style style:name="P2" style:family="paragraph" style:parent-style-name="Text_20_body">
      <style:text-properties fo:language="bg" fo:country="BG" officeooo:paragraph-rsid="0012da2a"/>
    </style:style>
    <style:style style:name="P3" style:family="paragraph" style:parent-style-name="Heading_20_3">
      <style:text-properties fo:language="bg" fo:country="BG" officeooo:rsid="001287cc" officeooo:paragraph-rsid="001287cc"/>
    </style:style>
    <style:style style:name="P4" style:family="paragraph" style:parent-style-name="Heading_20_3">
      <style:text-properties fo:language="bg" fo:country="BG" officeooo:rsid="00153619" officeooo:paragraph-rsid="00153619"/>
    </style:style>
    <style:style style:name="P5" style:family="paragraph" style:parent-style-name="Heading_20_3">
      <style:text-properties fo:language="bg" fo:country="BG" officeooo:rsid="00172587" officeooo:paragraph-rsid="00172587"/>
    </style:style>
    <style:style style:name="P6" style:family="paragraph" style:parent-style-name="Standard">
      <style:text-properties fo:language="bg" fo:country="BG"/>
    </style:style>
    <style:style style:name="P7" style:family="paragraph" style:parent-style-name="Text_20_body">
      <style:text-properties fo:language="bg" fo:country="BG"/>
    </style:style>
    <style:style style:name="P8" style:family="paragraph" style:parent-style-name="Heading_20_3">
      <style:text-properties officeooo:rsid="001287cc" officeooo:paragraph-rsid="001287cc"/>
    </style:style>
    <style:style style:name="P9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10" style:family="paragraph" style:parent-style-name="Text_20_body">
      <style:text-properties fo:color="#000000" loext:opacity="100%"/>
    </style:style>
    <style:style style:name="P11" style:family="paragraph" style:parent-style-name="Text_20_body">
      <style:text-properties fo:language="bg" fo:country="BG"/>
    </style:style>
    <style:style style:name="T1" style:family="text">
      <style:text-properties fo:color="#0000cd" loext:opacity="100%"/>
    </style:style>
    <style:style style:name="T2" style:family="text">
      <style:text-properties fo:color="#ff0000" loext:opacity="100%"/>
    </style:style>
    <style:style style:name="T3" style:family="text">
      <style:text-properties officeooo:rsid="001287cc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12da2a"/>
    </style:style>
    <style:style style:name="T6" style:family="text">
      <style:text-properties officeooo:rsid="0012da2a"/>
    </style:style>
    <style:style style:name="T7" style:family="text">
      <style:text-properties officeooo:rsid="001536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mbda</text:h>
      <text:p text:style-name="Horizontal_20_Line"/>
      <text:p text:style-name="P7">https://www.w3schools.com/python/python_lambda.asp</text:p>
      <text:p text:style-name="P7">Ламбда<text:span text:style-name="T3">-</text:span>функцията е малка анонимна функция.</text:p>
      <text:p text:style-name="P7">Ламбда<text:span text:style-name="T3">-</text:span>функция<text:span text:style-name="T3">та</text:span> може да приеме произволен брой аргументи, но може да има само един израз.</text:p>
      <text:p text:style-name="Horizontal_20_Line"/>
      <text:h text:style-name="Heading_20_2" text:outline-level="2">Syntax</text:h>
      <text:p text:style-name="Text_20_body"><text:span text:style-name="T4">lambda </text:span><text:span text:style-name="Emphasis"><text:span text:style-name="T4">arguments </text:span></text:span><text:span text:style-name="T4">: </text:span><text:span text:style-name="Emphasis"><text:span text:style-name="T4">expression</text:span></text:span> </text:p>
      <text:p text:style-name="P7">Изразът<text:span text:style-name="T3">(expression)</text:span> се изпълнява и резултатът се връща:</text:p>
      <text:h text:style-name="P8" text:outline-level="3">Пример:</text:h>
      <text:p text:style-name="Text_20_body"><text:span text:style-name="T3">Прибавете</text:span> 10 <text:span text:style-name="T3">към аргумента</text:span> <text:span text:style-name="Source_20_Text">a</text:span> <text:span text:style-name="T3">и върнете резултата</text:span>:</text:p>
      <text:p text:style-name="P9">x = <text:span text:style-name="T1">lambda</text:span> a : a + <text:span text:style-name="T2">10</text:span><text:line-break/><text:span text:style-name="T1">print</text:span>(x(<text:span text:style-name="T2">5</text:span>)) </text:p>
      <text:p text:style-name="Standard"/>
      <text:p text:style-name="P6">Ламбда<text:span text:style-name="T3">-</text:span>функциите могат да приемат произволен брой аргументи:</text:p>
      <text:p text:style-name="P6"/>
      <text:h text:style-name="P3" text:outline-level="3">Пример:</text:h>
      <text:p text:style-name="Text_20_body"><text:span text:style-name="T3">Умножете аргумента</text:span> <text:span text:style-name="Source_20_Text">a</text:span> <text:span text:style-name="T3">с аргумента</text:span> <text:span text:style-name="Source_20_Text">b</text:span> <text:span text:style-name="T3">и върнете резултата</text:span>:</text:p>
      <text:p text:style-name="P9">x = <text:span text:style-name="T1">lambda</text:span> a, b : a * b<text:line-break/><text:span text:style-name="T1">print</text:span>(x(<text:span text:style-name="T2">5</text:span>, <text:span text:style-name="T2">6</text:span>)) </text:p>
      <text:p text:style-name="P6"/>
      <text:h text:style-name="P3" text:outline-level="3">Пример:</text:h>
      <text:p text:style-name="Text_20_body"><text:span text:style-name="T3">Съберете аргументите</text:span> <text:span text:style-name="Source_20_Text">a</text:span>, <text:span text:style-name="Source_20_Text">b</text:span> <text:span text:style-name="T3">и</text:span> <text:span text:style-name="Source_20_Text">c</text:span> <text:span text:style-name="T3">и върнете резултата</text:span>:</text:p>
      <text:p text:style-name="P9">x = <text:span text:style-name="T1">lambda</text:span> a, b, c : a + b + c<text:line-break/><text:span text:style-name="T1">print</text:span>(x(<text:span text:style-name="T2">5</text:span>, <text:span text:style-name="T2">6</text:span>, <text:span text:style-name="T2">2</text:span>)) </text:p>
      <text:p text:style-name="P6"/>
      <text:h text:style-name="P1" text:outline-level="2">Why Use Lambda Functions?<text:span text:style-name="T6"> - защо да ползвам <text:s/></text:span><text:span text:style-name="T5">lambda</text:span><text:span text:style-name="T6">-функцията</text:span></text:h>
      <text:p text:style-name="P2">Силата на <text:span text:style-name="T4">lambda</text:span> се показва по-добре, когато <text:span text:style-name="T6">я</text:span> използвате като анонимна функция в друга функция.</text:p>
      <text:p text:style-name="P7">Да кажем, че имате дефиниция на функция, която приема един аргумент и този аргумент ще бъде умножен с неизвестно число:</text:p>
      <text:p text:style-name="P10"><text:soft-page-break/><text:span text:style-name="T1">def</text:span> myfunc(n):<text:line-break/><text:span text:style-name="T6"><text:tab/></text:span><text:span text:style-name="T1">return</text:span> <text:span text:style-name="T1">lambda</text:span> a : a * n </text:p>
      <text:p text:style-name="P7">Използвайте тази дефиниция на функция, за да направите функция, която винаги удвоява числото, което изпращате:</text:p>
      <text:h text:style-name="Heading_20_3" text:outline-level="3">Example</text:h>
      <text:p text:style-name="P9"><text:span text:style-name="T1">def</text:span> myfunc(n):<text:line-break/><text:span text:style-name="T6"><text:tab/></text:span><text:span text:style-name="T1">return</text:span> <text:span text:style-name="T1">lambda</text:span> a : a * n<text:line-break/>mydoubler = myfunc(<text:span text:style-name="T2">2</text:span>)<text:line-break/><text:span text:style-name="T1">print</text:span>(mydoubler(<text:span text:style-name="T2">11</text:span>))</text:p>
      <text:p text:style-name="P6"/>
      <text:p text:style-name="P6">Или използвайте същата дефиниция на функция, за да направите функция, която винаги утроява числото, което изпращате:</text:p>
      <text:p text:style-name="P6"/>
      <text:h text:style-name="P4" text:outline-level="3">Пример:</text:h>
      <text:p text:style-name="P9"><text:span text:style-name="T1">def</text:span> myfunc(n):<text:line-break/><text:span text:style-name="T7"><text:tab/></text:span><text:span text:style-name="T1">return</text:span> <text:span text:style-name="T1">lambda</text:span> a : a * n<text:line-break/>mytripler = myfunc(<text:span text:style-name="T2">3</text:span>)<text:line-break/><text:span text:style-name="T1">print</text:span>(mytripler(<text:span text:style-name="T2">11</text:span>))</text:p>
      <text:p text:style-name="P6"/>
      <text:p text:style-name="P6">Или използвайте една и съща дефиниция на функция, за да направите и двете функции в една и съща програма:</text:p>
      <text:p text:style-name="P6"/>
      <text:h text:style-name="P5" text:outline-level="3">Пример:</text:h>
      <text:p text:style-name="P9"><text:span text:style-name="T1">def</text:span> myfunc(n):<text:line-break/><text:span text:style-name="T7"><text:tab/></text:span><text:span text:style-name="T1">return</text:span> <text:span text:style-name="T1">lambda</text:span> a : a * n<text:line-break/>mydoubler = myfunc(<text:span text:style-name="T2">2</text:span>)<text:line-break/>mytripler = myfunc(<text:span text:style-name="T2">3</text:span>)<text:line-break/><text:span text:style-name="T1">print</text:span>(mydoubler(<text:span text:style-name="T2">11</text:span>))<text:span text:style-name="T2"> </text:span><text:line-break/><text:span text:style-name="T1">print</text:span>(mytripler(<text:span text:style-name="T2">11</text:span>))</text:p>
      <text:p text:style-name="P6"/>
      <text:p text:style-name="P6">Използвайте ламбда функции, когато е необходима анонимна функция за кратък период от време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13:42.842267856</meta:creation-date>
    <dc:date>2023-02-02T21:54:14.755995864</dc:date>
    <meta:editing-duration>PT19M4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66" meta:character-count="1685" meta:non-whitespace-character-count="1439"/>
  </office:meta>
</office:document-meta>
</file>